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8cm"/>
    </style:style>
    <style:style style:name="pr3" style:family="presentation" style:parent-style-name="Standard-notes">
      <style:graphic-properties draw:fill-color="#ffffff" fo:min-height="13.364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Festplatte aus SD-Karten</text:p>
          </draw:text-box>
        </draw:frame>
        <draw:frame presentation:style-name="pr2" draw:layer="layout" svg:width="25.199cm" svg:height="15.286cm" svg:x="1.4cm" svg:y="4.714cm" presentation:class="outline" presentation:user-transformed="true">
          <draw:text-box>
            <text:list text:style-name="L2">
              <text:list-item>
                <text:p><text:span text:style-name="T1">Vorteil: modular</text:span></text:p>
              </text:list-item>
              <text:list-item>
                <text:p><text:span text:style-name="T1">Speichergröße anpassbar</text:span></text:p>
              </text:list-item>
              <text:list-item>
                <text:p><text:span text:style-name="T1">Wartung: defekte Speicherbausteine ersetzbar</text:span></text:p>
              </text:list-item>
              <text:list-item>
                <text:p><text:span text:style-name="T1">Module aus handelsüblichem Speicher</text:span></text:p>
              </text:list-item>
              <text:list-item>
                <text:p><text:span text:style-name="T1">Offener Controller: effiziente, systemunabhängige Operationen möglich, z.B. Spiegelung/RAID-Setup, transparente Verschlüsselung und Komprimierung</text:span></text:p>
              </text:list-item>
              <text:list-item>
                <text:p><text:span text:style-name="T1">Erhöhter Datendurchsatz durch mehrere, unabhängige </text:span><text:span text:style-name="T1">„Leseköpfe“</text:span></text:p>
              </text:list-item>
              <text:list-item>
                <text:p><text:span text:style-name="T1">Gleichzeitiger Zugriff über verschiedene Bus-Systeme </text:span><text:span text:style-name="T1">denkbar</text:span></text:p>
              </text:list-item>
              <text:list-item>
                <text:p><text:span text:style-name="T1">Wenn der Controller defekt ist, weiterhin Zugriff auf den Speicher</text:span></text:p>
              </text:list-item>
              <text:list-item>
                <text:p><text:span text:style-name="T1">NAND-Controller (defekte Sektoren-Erkennung, Schreibzyklenverteilung) nicht nötig, weil bereits in den Karten vorhanden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Realisierung</text:p>
          </draw:text-box>
        </draw:frame>
        <draw:frame presentation:style-name="pr2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2">Formfaktor: Festplatte, 3.5“ und 2.5“ denkbar</text:span></text:p>
              </text:list-item>
              <text:list-item>
                <text:p><text:span text:style-name="T2">SD- und µSD-Karten denkbar</text:span></text:p>
              </text:list-item>
              <text:list-item>
                <text:p><text:span text:style-name="T2">z.B. 3.5“:</text:span></text:p>
              </text:list-item>
              <text:list-item>
                <text:p><text:span text:style-name="T2">2 Seiten, links rechts, jeweils 4 SD-Karten</text:span></text:p>
              </text:list-item>
              <text:list-item>
                <text:p><text:span text:style-name="T2">mehrere Stockwerke denkbar, z.B. 2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4T14:36:44</meta:creation-date>
    <dc:date>2014-02-04T18:00:33</dc:date>
    <meta:editing-duration>PT2H32M59S</meta:editing-duration>
    <meta:editing-cycles>8</meta:editing-cycles>
    <meta:generator>LibreOffice/4.0.3.3$Linux_x86 LibreOffice_project/400m0$Build-3</meta:generator>
    <meta:document-statistic meta:object-count="31"/>
  </office:meta>
</office:document-meta>
</file>